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08b2a"/>
    </style:style>
    <style:style style:name="P2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5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8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0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1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08b2a"/>
    </style:style>
    <style:style style:name="P12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3" style:family="paragraph" style:parent-style-name="Text_20_body" style:list-style-name="L14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4" style:family="paragraph" style:parent-style-name="Text_20_body" style:list-style-name="L15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5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Arial1" fo:font-size="11pt" officeooo:paragraph-rsid="00108b2a" style:font-size-asian="11pt" style:font-size-complex="11pt"/>
    </style:style>
    <style:style style:name="P16" style:family="paragraph" style:parent-style-name="Text_20_body" style:list-style-name="L16">
      <style:paragraph-properties fo:margin-left="0in" fo:margin-right="0in" fo:orphans="2" fo:widows="2" fo:text-indent="0in" style:auto-text-indent="false"/>
    </style:style>
    <style:style style:name="P17" style:family="paragraph" style:parent-style-name="Text_20_body" style:list-style-name="L18">
      <style:paragraph-properties fo:margin-left="0in" fo:margin-right="0in" fo:orphans="2" fo:widows="2" fo:text-indent="0in" style:auto-text-indent="false"/>
    </style:style>
    <style:style style:name="P18" style:family="paragraph" style:parent-style-name="Text_20_body" style:list-style-name="L17">
      <style:paragraph-properties fo:margin-top="0in" fo:margin-bottom="0.1665in" loext:contextual-spacing="false"/>
    </style:style>
    <style:style style:name="P19" style:family="paragraph" style:parent-style-name="Text_20_body" style:list-style-name="L17">
      <style:paragraph-properties fo:margin-top="0in" fo:margin-bottom="0.1665in" loext:contextual-spacing="false"/>
      <style:text-properties style:font-name="Arial1" fo:font-size="11pt" style:font-size-asian="11pt" style:font-size-complex="11pt"/>
    </style:style>
    <style:style style:name="T1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f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4292f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f" style:text-line-through-style="none" style:text-line-through-type="none" style:font-name="Arial1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24292f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f" style:font-name="apple-system" fo:font-size="12pt" fo:letter-spacing="normal" fo:font-style="normal" fo:font-weight="normal" officeooo:rsid="00108b2a"/>
    </style:style>
    <style:style style:name="T8" style:family="text">
      <style:text-properties fo:font-variant="normal" fo:text-transform="none" fo:color="#24292f" style:font-name="apple-system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bold" officeooo:rsid="00108b2a" style:font-weight-asian="bold" style:font-weight-complex="bold"/>
    </style:style>
    <style:style style:name="T10" style:family="text">
      <style:text-properties fo:font-variant="normal" fo:text-transform="none" fo:color="#24292f" fo:font-size="12pt" fo:letter-spacing="normal" fo:font-style="normal" fo:font-weight="normal"/>
    </style:style>
    <style:style style:name="T11" style:family="text">
      <style:text-properties fo:font-variant="normal" fo:text-transform="none" fo:color="#24292f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4292f" fo:font-size="12pt" fo:letter-spacing="normal" fo:font-style="normal" fo:font-weight="bold" officeooo:rsid="00108b2a" style:font-weight-asian="bold" style:font-weight-complex="bold"/>
    </style:style>
    <style:style style:name="T13" style:family="text">
      <style:text-properties fo:font-variant="normal" fo:text-transform="none" fo:color="#24292f" style:font-name="Arial1" fo:font-size="12pt" fo:letter-spacing="normal" fo:font-style="normal" fo:font-weight="normal"/>
    </style:style>
    <style:style style:name="T14" style:family="text">
      <style:text-properties fo:font-variant="normal" fo:text-transform="none" fo:color="#24292f" style:font-name="Arial1" fo:letter-spacing="normal" fo:font-style="normal" fo:font-weight="normal"/>
    </style:style>
    <style:style style:name="T15" style:family="text">
      <style:text-properties fo:font-variant="normal" fo:text-transform="none" fo:color="#24292f" style:font-name="Arial1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24292f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4292f" fo:letter-spacing="normal" fo:font-style="normal" fo:font-weight="bold" officeooo:rsid="00108b2a" style:font-weight-asian="bold" style:font-weight-complex="bold"/>
    </style:style>
    <style:style style:name="T18" style:family="text">
      <style:text-properties style:font-name="Arial1"/>
    </style:style>
    <style:style style:name="T19" style:family="text">
      <style:text-properties style:font-name="Arial1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39408468" text:style-name="L1">
        <text:list-header>
          <text:p text:style-name="P1"><text:a xlink:type="simple" xlink:href="https://github.com/autonomous019/Battlespace-of-Mind/blob/master/Introduction.pdf" text:style-name="Internet_20_link" text:visited-style-name="Visited_20_Internet_20_Link"><text:span text:style-name="T5">Introduction</text:span></text:a></text:p>
          <text:p text:style-name="P1"><text:span text:style-name="T5"/></text:p>
          <text:p text:style-name="P1"><text:span text:style-name="T15">Chapter 1: </text:span><text:a xlink:type="simple" xlink:href="https://github.com/autonomous019/Battlespace-of-Mind/blob/master/Chapter%201%20-%20German%20Military%20Intelligence%20WW1%20to%20WW2.pdf" text:style-name="Internet_20_link" text:visited-style-name="Visited_20_Internet_20_Link"><text:span text:style-name="T5">Post WWI Information Warfare Technology and the Black Reichswehr</text:span></text:a></text:p>
        </text:list-header>
      </text:list>
      <text:list xml:id="list2287736735" text:style-name="L3">
        <text:list-header>
          <text:p text:style-name="P2"><text:span text:style-name="T15"/></text:p>
          <text:p text:style-name="P2"><text:span text:style-name="T15">Chapter 2: </text:span><text:a xlink:type="simple" xlink:href="https://github.com/autonomous019/Battlespace-of-Mind/blob/master/Chapter%202%20-%20Psyops%20and%20Information%20Operations.pdf" text:style-name="Internet_20_link" text:visited-style-name="Visited_20_Internet_20_Link"><text:span text:style-name="T5">Information Warfare: Information Operations, Psychological Operations, Narrative Networks, Brain-Computer-Interfaces, Neocortical Warfare</text:span></text:a></text:p>
        </text:list-header>
      </text:list>
      <text:list xml:id="list929289866" text:style-name="L4">
        <text:list-header>
          <text:p text:style-name="P3"><text:span text:style-name="T15"/></text:p>
          <text:p text:style-name="P3"><text:span text:style-name="T15">Chapter 3: </text:span><text:a xlink:type="simple" xlink:href="https://github.com/autonomous019/Battlespace-of-Mind/blob/master/Chapter%203%20-%20Neuroweapons.pdf" text:style-name="Internet_20_link" text:visited-style-name="Visited_20_Internet_20_Link"><text:span text:style-name="T5">Neuroweapons: 1919-1945 (Soviet Union and Nazi Germany)</text:span></text:a></text:p>
        </text:list-header>
      </text:list>
      <text:list xml:id="list3441199012" text:style-name="L5">
        <text:list-header>
          <text:p text:style-name="P4"><text:span text:style-name="T15"/></text:p>
          <text:p text:style-name="P4"><text:span text:style-name="T15">Chapter 4: Lessons from an American Weapons Designer (Dr. John Norseen) </text:span><text:a xlink:type="simple" xlink:href="https://github.com/autonomous019/Battlespace-of-Mind/blob/master/Chapter%204%20-%20Lessons%20from%20an%20American%20Weapons%20Designer.pdf" text:style-name="Internet_20_link" text:visited-style-name="Visited_20_Internet_20_Link"><text:span text:style-name="T5">AI and Weaponization: Lethal Autonomous Weapons System (LAWS), AI in Mass Surveillance, AI and Neuroweapons, Narrative AI</text:span></text:a></text:p>
        </text:list-header>
      </text:list>
      <text:list xml:id="list3043334239" text:style-name="L6">
        <text:list-header>
          <text:p text:style-name="P5"><text:span text:style-name="T15"/></text:p>
          <text:p text:style-name="P5"><text:span text:style-name="T15">Chapter 5: AI, Cybernetics, Automated Control and Reflexive Management Cybernetic Reflexive Control: Soviet and UKUSA efforts at control of systems both mechanical and biological</text:span></text:p>
        </text:list-header>
      </text:list>
      <text:list xml:id="list674368563" text:style-name="L7">
        <text:list-header>
          <text:p text:style-name="P6"><text:span text:style-name="T15"/></text:p>
          <text:p text:style-name="P6"><text:span text:style-name="T15">Chapter 6: </text:span><text:a xlink:type="simple" xlink:href="https://github.com/autonomous019/Battlespace-of-Mind/blob/master/Chapter%206%20-%20Physics%20of%20Neuroweapons.pdf" text:style-name="Internet_20_link" text:visited-style-name="Visited_20_Internet_20_Link"><text:span text:style-name="T5">Physics of Neuroweapons: Gravitational Waves and Remote Sensing</text:span></text:a></text:p>
        </text:list-header>
      </text:list>
      <text:list xml:id="list1471496849" text:style-name="L8">
        <text:list-header>
          <text:p text:style-name="P7"><text:span text:style-name="T15"/></text:p>
          <text:p text:style-name="P7"><text:span text:style-name="T15">Chapter 7: Radar and Neuroweapons-- The use of Radar in Neuroweapons applications is discussed, as well as radar holography and the human eye as a fractal antenna.</text:span></text:p>
        </text:list-header>
      </text:list>
      <text:list xml:id="list1166199716" text:style-name="L9">
        <text:list-header>
          <text:p text:style-name="P8"><text:span text:style-name="T15"/></text:p>
          <text:p text:style-name="P8"><text:span text:style-name="T15">Chapter 8: </text:span><text:a xlink:type="simple" xlink:href="https://github.com/autonomous019/Battlespace-of-Mind/blob/master/Chapter%208%20-%20Quantum%20Consciousness.pdf" text:style-name="Internet_20_link" text:visited-style-name="Visited_20_Internet_20_Link"><text:span text:style-name="T5">Quantum Consciousness: Quantum Shift Keying, Objective Reduction of Wave, Microtubules, History of Development in Neuroweapons</text:span></text:a></text:p>
        </text:list-header>
      </text:list>
      <text:list xml:id="list2649154125" text:style-name="L10">
        <text:list-header>
          <text:p text:style-name="P9"><text:span text:style-name="T15"/></text:p>
          <text:p text:style-name="P9"><text:span text:style-name="T15">Chapter 9: Counter-Measures using the Ahronov-Bohm Effect Are Changing Angular Velocity Magnetic Fields a Countermeasure to Non-Local Pulsed Attacks?</text:span></text:p>
        </text:list-header>
      </text:list>
      <text:list xml:id="list1997095111" text:style-name="L11">
        <text:list-header>
          <text:p text:style-name="P10"><text:span text:style-name="T15"/></text:p>
          <text:p text:style-name="P10"><text:span text:style-name="T15">Chapter 10: </text:span><text:a xlink:type="simple" xlink:href="https://github.com/autonomous019/Battlespace-of-Mind/blob/master/Chapter%2010%20-%20Hypnosis%20in%20Warfare.pdf" text:style-name="Internet_20_link" text:visited-style-name="Visited_20_Internet_20_Link"><text:span text:style-name="T5">Hypnosis and Warfare: Studies Brain Physiology and use of Weaponized Hypnosis in Espionage</text:span></text:a></text:p>
        </text:list-header>
      </text:list>
      <text:list xml:id="list1439286349" text:style-name="L12">
        <text:list-header>
          <text:p text:style-name="P11"><text:span text:style-name="T15"/></text:p>
          <text:p text:style-name="P11"><text:span text:style-name="T15">Chapter 11: </text:span><text:a xlink:type="simple" xlink:href="https://github.com/autonomous019/Battlespace-of-Mind/blob/master/Chapter%2011-%20US%20Deception%20Management.pdf" text:style-name="Internet_20_link" text:visited-style-name="Visited_20_Internet_20_Link"><text:span text:style-name="T5">UKUSA Deception Management and Cybernetics: Effects, Memes and Terrorists</text:span></text:a></text:p>
          <text:p text:style-name="P15"><text:line-break/><text:span text:style-name="T16">Appendices </text:span><text:span text:style-name="T17">(On-Line Supplement, see Introduction)</text:span><text:span text:style-name="T16">:</text:span></text:p>
        </text:list-header>
      </text:list>
      <text:list xml:id="list126886427" text:style-name="L13">
        <text:list-header>
          <text:p text:style-name="P12"><text:span text:style-name="T15">Appendix A: Timeline </text:span><text:a xlink:type="simple" xlink:href="https://github.com/autonomous019/Battlespace-of-Mind/blob/master/Appendix%20A_%20Timeline.docx?raw=true" text:style-name="Internet_20_link" text:visited-style-name="Visited_20_Internet_20_Link"><text:span text:style-name="T5">General Timeline of the Subjects covered in this book</text:span></text:a></text:p>
        </text:list-header>
      </text:list>
      <text:list xml:id="list4286779661" text:style-name="L14">
        <text:list-header>
          <text:p text:style-name="P13"><text:span text:style-name="T15">Appendix B: Timeline of Wiemar Republic </text:span><text:a xlink:type="simple" xlink:href="https://github.com/autonomous019/Battlespace-of-Mind/blob/master/Appendix%20B_%20Weimar%20Republic%20Timeline.docx?raw=true" text:style-name="Internet_20_link" text:visited-style-name="Visited_20_Internet_20_Link"><text:span text:style-name="T5">historical account of the Weimar era of Germany</text:span></text:a></text:p>
        </text:list-header>
      </text:list>
      <text:list xml:id="list3432876652" text:style-name="L15">
        <text:list-header>
          <text:p text:style-name="P14"><text:span text:style-name="T15">Appendix C: Case Study of Targeted Individuals </text:span><text:a xlink:type="simple" xlink:href="https://github.com/autonomous019/Battlespace-of-Mind/blob/master/Neuroweapons%20Case%20Study_%20Targeted%20Individuals.docx?raw=true" text:style-name="Internet_20_link" text:visited-style-name="Visited_20_Internet_20_Link"><text:span text:style-name="T5">Case study of internet user group dedicated to people claiming to be targeted by neuroweapons, popularly known as "Targeted Individuals"</text:span></text:a></text:p>
        </text:list-header>
      </text:list>
      <text:list xml:id="list3520813434" text:style-name="L16">
        <text:list-header>
          <text:p text:style-name="P16"><text:span text:style-name="T15">Appendix D: </text:span><text:a xlink:type="simple" xlink:href="https://github.com/autonomous019/Battlespace-of-Mind/blob/master/Appendix%20D%20-%20%20AI%20and%20SImulation%20Architecture.pdf" text:style-name="Internet_20_link" text:visited-style-name="Visited_20_Internet_20_Link"><text:span text:style-name="T5">AI and Simulations Architecture -</text:span></text:a></text:p>
        </text:list-header>
      </text:list>
      <text:list xml:id="list4278798552" text:style-name="L17">
        <text:list-item>
          <text:p text:style-name="P18"><text:span text:style-name="T19">a. AI, includes topics on Linear Regression, Problems of Statistical Methods, Machine Bias and Algorithmic Complexity</text:span></text:p>
          <text:p text:style-name="P19">b. Serious Games (Simulations), Game AI and Military Intelligence. Covers Reflexive Rewards and Gaming, AI in Simulation Design, the Game World, Agents, Elements of an AI Game, Kinematics in Simulated Worlds.</text:p>
          <text:p text:style-name="P19"><text:soft-page-break/>c. Decision Making, covers the use of AI in making decisions in simulations with Behavior Trees and Goal Oriented Action Planning (GOAP).</text:p>
          <text:p text:style-name="P19">d. Dialogue and Chatbots in AI Agents</text:p>
          <text:p text:style-name="P19">e. Emotions in Simulations, the use of emotions in Agents, focusing on the Russian Researcher Tarashenko PAD model.</text:p>
          <text:p text:style-name="P19">f. Diplomacy g. Real Time Strategy Simulations including the use of Neuroevolution- when computers write their own game programs.</text:p>
        </text:list-item>
      </text:list>
      <text:list xml:id="list477221899" text:style-name="L18">
        <text:list-header>
          <text:p text:style-name="P17"><text:span text:style-name="T15">Appendix E: Timeline on Development of Computation </text:span><text:a xlink:type="simple" xlink:href="https://github.com/autonomous019/Battlespace-of-Mind/blob/master/Appendix%20E%20-%20Computer%20Development%20Timeline.odt" text:style-name="Internet_20_link" text:visited-style-name="Visited_20_Internet_20_Link"><text:span text:style-name="T5">Timeline on how computation technology developed</text:span></text:a><text:span text:style-name="T19"> 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0T16:47:49.357000000</meta:creation-date>
    <dc:date>2022-02-10T16:55:27.025000000</dc:date>
    <meta:editing-duration>PT7M38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5" meta:word-count="411" meta:character-count="2700" meta:non-whitespace-character-count="2346"/>
  </office:meta>
</office:document-meta>
</file>